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6" draw:id="id6" draw:layer="layout" svg:width="2.4cm" svg:height="10.6cm" svg:x="6.3cm" svg:y="2.5cm">
          <text:p text:style-name="P1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5cm" svg:height="2.2cm" svg:x="19.9cm" svg:y="6.7cm">
          <text:p text:style-name="P2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4.5cm" svg:height="3cm" svg:x="11.3cm" svg:y="2.6cm">
          <text:p text:style-name="P1">pro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5cm" svg:height="3cm" svg:x="11.3cm" svg:y="6.3cm">
          <text:p text:style-name="P1">pro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5cm" svg:height="2.2cm" svg:x="19.8cm" svg:y="3cm">
          <text:p text:style-name="P2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5cm" svg:height="1.9cm" svg:x="11.3cm" svg:y="11.2cm">
          <text:p text:style-name="P1">public </text:p>
          <text:p text:style-name="P1">pro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9.8cm" svg:y1="4.1cm" svg:x2="15.8cm" svg:y2="4.1cm" draw:start-shape="id1" draw:start-glue-point="5" draw:end-shape="id2" draw:end-glue-point="7" svg:d="M19800 4100h-4000" svg:viewBox="0 0 4001 1">
          <text:p/>
        </draw:connector>
        <draw:connector draw:style-name="gr2" draw:text-style-name="P2" draw:layer="layout" svg:x1="19.9cm" svg:y1="7.8cm" svg:x2="15.8cm" svg:y2="7.8cm" draw:start-shape="id3" draw:start-glue-point="5" draw:end-shape="id4" draw:end-glue-point="7" svg:d="M19900 7800h-4100" svg:viewBox="0 0 4101 1">
          <text:p/>
        </draw:connector>
        <draw:connector draw:style-name="gr2" draw:text-style-name="P2" draw:layer="layout" svg:x1="13.55cm" svg:y1="9.3cm" svg:x2="13.55cm" svg:y2="11.2cm" draw:start-shape="id4" draw:start-glue-point="6" draw:end-shape="id5" draw:end-glue-point="4" svg:d="M13550 9300v1900" svg:viewBox="0 0 1 1901">
          <text:p/>
        </draw:connector>
        <draw:connector draw:style-name="gr2" draw:text-style-name="P2" draw:layer="layout" svg:x1="11.3cm" svg:y1="4.1cm" svg:x2="8.7cm" svg:y2="7.8cm" draw:start-shape="id2" draw:start-glue-point="5" draw:end-shape="id6" draw:end-glue-point="7" svg:d="M11300 4100h-1299v3700h-1301" svg:viewBox="0 0 2601 3701">
          <text:p/>
        </draw:connector>
        <draw:connector draw:style-name="gr2" draw:text-style-name="P2" draw:layer="layout" svg:x1="11.3cm" svg:y1="7.8cm" svg:x2="8.7cm" svg:y2="7.8cm" draw:start-shape="id4" draw:start-glue-point="5" draw:end-shape="id6" draw:end-glue-point="7" svg:d="M11300 7800h-2600" svg:viewBox="0 0 2601 1">
          <text:p/>
        </draw:connector>
        <draw:connector draw:style-name="gr2" draw:text-style-name="P2" draw:layer="layout" svg:x1="11.3cm" svg:y1="12.15cm" svg:x2="8.7cm" svg:y2="7.8cm" draw:start-shape="id5" draw:start-glue-point="5" draw:end-shape="id6" draw:end-glue-point="7" svg:d="M11300 12150h-1299v-4350h-1301" svg:viewBox="0 0 2601 4351">
          <text:p/>
        </draw:connector>
        <draw:custom-shape draw:style-name="gr1" draw:text-style-name="P2" xml:id="id7" draw:id="id7" draw:layer="layout" svg:width="7.3cm" svg:height="2.2cm" svg:x="18.5cm" svg:y="15.6cm">
          <text:p text:style-name="P2">administrat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2.15cm" svg:y1="15.6cm" svg:x2="22.15cm" svg:y2="8.9cm" draw:start-shape="id7" draw:start-glue-point="0" draw:end-shape="id3" draw:end-glue-point="6" svg:d="M22150 15600v-6700" svg:viewBox="0 0 1 6701">
          <text:p/>
        </draw:connector>
        <draw:connector draw:style-name="gr3" draw:text-style-name="P2" draw:layer="layout" svg:x1="18.5cm" svg:y1="16.7cm" svg:x2="13.55cm" svg:y2="13.1cm" draw:start-shape="id7" draw:start-glue-point="3" draw:end-shape="id5" draw:end-glue-point="6" svg:d="M18500 16700h-4950v-3600" svg:viewBox="0 0 495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20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22:35:58.296351919</meta:creation-date>
    <dc:date>2015-09-09T23:46:49.451237414</dc:date>
    <meta:editing-duration>PT55M41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